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agraph-properties fo:text-align="center"/>
    </style:style>
    <style:style style:name="P7" style:family="paragraph">
      <style:text-properties fo:font-weight="bold" style:font-weight-asian="bold" style:font-weight-complex="bold"/>
    </style:style>
    <style:style style:name="P8" style:family="paragraph">
      <style:paragraph-properties fo:text-align="center"/>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normal" style:font-weight-asian="normal" style:font-weight-complex="normal"/>
    </style:style>
    <style:style style:name="T6" style:family="text">
      <style:text-properties fo:font-size="11pt" style:font-size-asian="11pt" style:font-size-complex="11pt"/>
    </style:style>
    <style:style style:name="gr1" style:family="graphic">
      <style:graphic-properties draw:stroke="dash" draw:stroke-dash="Ultrafine_20_Dashed" svg:stroke-color="#000000"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7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solid"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solid" draw:fill-color="#66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solid" draw:fill-color="#66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P02 Structures dynamiques et structures intermédiaires </text:p>
      <text:p text:style-name="P1"/>
      <text:p text:style-name="P1"/>
      <text:p text:style-name="P2"><text:span text:style-name="T1">Exercice 1</text:span> </text:p>
      <text:p text:style-name="P2"/>
      <text:p text:style-name="P2">On désire lire une liste de noms de fleurs (dont on ne connaît pas la taille) d’un fichier texte dont chaque ligne contient le nom d’une fleur. Exemple de fichier : Marguerite </text:p>
      <text:p text:style-name="P2">Rose </text:p>
      <text:p text:style-name="P2">Violette </text:p>
      <text:p text:style-name="P2">Edelweiss </text:p>
      <text:p text:style-name="P2"/>
      <text:p text:style-name="P4">1- Proposez le TAD pour le type fleur, sachant que chaque fleur possède comme attribut son nom et le numéro de séquence de lecture. Implémentez ce TAD comme un nouveau type )</text:p>
      <text:p text:style-name="P4"><draw:frame text:anchor-type="paragraph" draw:z-index="9" draw:style-name="gr4" draw:text-style-name="P7" svg:width="7.541cm" svg:height="11.798cm" svg:x="0.363cm" svg:y="0.429cm"><draw:text-box><text:p><text:span text:style-name="T4">Fleur </text:span></text:p><text:p><text:span text:style-name="T1">Rôle, but :</text:span></text:p><text:p><text:span text:style-name="T5">Associer un nom de fleur à des caractéristiques qui lui sont propres .</text:span></text:p><text:p><text:span text:style-name="T5"/></text:p><text:p><text:span text:style-name="T1">Déclaration :</text:span></text:p><text:p><text:span text:style-name="T5">Un nom de fleur suivi de la première place disponible dans le fichier.</text:span></text:p><text:p><text:span text:style-name="T1"/></text:p><text:p><text:span text:style-name="T1">Opérations :</text:span></text:p><text:p><text:span text:style-name="T5">1.Création, Initialisation, construction :</text:span></text:p><text:p><text:span text:style-name="T5"><text:s text:c="4"/></text:span><text:span text:style-name="T5">-Recherche de place disponible </text:span></text:p><text:p><text:span text:style-name="T5"><text:s text:c="4"/></text:span><text:span text:style-name="T5">-Recherche de pré-existence </text:span></text:p><text:p><text:span text:style-name="T5"><text:s text:c="4"/></text:span><text:span text:style-name="T5">-Écriture</text:span></text:p><text:p><text:span text:style-name="T5">2,Modification :</text:span></text:p><text:p><text:span text:style-name="T5"><text:s text:c="4"/></text:span><text:span text:style-name="T5">-Recherche par nom de l'emplacement</text:span></text:p><text:p><text:span text:style-name="T5"><text:s text:c="4"/></text:span><text:span text:style-name="T5">-Remise à zéro de la ligne</text:span></text:p><text:p><text:span text:style-name="T5"><text:s text:c="4"/></text:span><text:span text:style-name="T5">-Réécriture</text:span></text:p><text:p><text:span text:style-name="T5">3,Destruction :</text:span></text:p><text:p><text:span text:style-name="T5"><text:s text:c="4"/></text:span><text:span text:style-name="T5">-Remise à zéro du fichier</text:span></text:p><text:p><text:span text:style-name="T5">4,Accès :</text:span></text:p><text:p><text:span text:style-name="T5"><text:s text:c="4"/></text:span><text:span text:style-name="T5">-Recherche par nom</text:span></text:p><text:p><text:span text:style-name="T5"><text:s text:c="4"/></text:span><text:span text:style-name="T5">-Recherche par indice</text:span></text:p><text:p><text:span text:style-name="T5"><text:s text:c="4"/></text:span><text:span text:style-name="T5">-Test d'appartenance au fichier</text:span></text:p></draw:text-box></draw:frame><draw:rect text:anchor-type="paragraph" draw:z-index="8" draw:style-name="gr3" draw:text-style-name="P6" svg:width="7.894cm" svg:height="12.172cm" svg:x="0.187cm" svg:y="0.275cm"><text:p/></draw:rect></text:p>
      <text:p text:style-name="P2"><draw:line text:anchor-type="paragraph" draw:z-index="19" draw:style-name="gr5" draw:text-style-name="P6" svg:x1="8.403cm" svg:y1="7.946cm" svg:x2="8.08cm" svg:y2="8.308cm"><text:p/></draw:line><draw:line text:anchor-type="paragraph" draw:z-index="18" draw:style-name="gr5" draw:text-style-name="P6" svg:x1="8.403cm" svg:y1="5.445cm" svg:x2="8.403cm" svg:y2="7.946cm"><text:p/></draw:line><draw:line text:anchor-type="paragraph" draw:z-index="17" draw:style-name="gr5" draw:text-style-name="P6" svg:x1="8.653cm" svg:y1="5.175cm" svg:x2="8.08cm" svg:y2="5.731cm"><text:p/></draw:line><draw:rect text:anchor-type="paragraph" draw:z-index="16" draw:style-name="gr6" draw:text-style-name="P6" svg:width="7.518cm" svg:height="2.361cm" svg:x="8.654cm" svg:y="2.815cm"><text:p text:style-name="P6">Implique de mettre en place un</text:p><text:p text:style-name="P6">format d'écriture commun à toutes les ligne</text:p><text:p text:style-name="P6">et des séparateurs à l'intérieur</text:p><text:p text:style-name="P6">de celles ci</text:p></draw:rect><draw:rect text:anchor-type="paragraph" draw:z-index="12" draw:style-name="gr6" draw:text-style-name="P6" svg:width="7.035cm" svg:height="2.382cm" svg:x="8.632cm" svg:y="0.129cm"><text:p text:style-name="P6">Implique d'avoir un fichier en place, </text:p><text:p text:style-name="P6">de pouvoir le parcourir </text:p><text:p text:style-name="P6">et le lire <text:s/>librement</text:p></draw:rect><draw:line text:anchor-type="paragraph" draw:z-index="13" draw:style-name="gr7" draw:text-style-name="P6" svg:x1="8.345cm" svg:y1="0.434cm" svg:x2="8.633cm" svg:y2="0.129cm"><text:p/></draw:line><draw:line text:anchor-type="paragraph" draw:z-index="15" draw:style-name="gr5" draw:text-style-name="P6" svg:x1="8.345cm" svg:y1="4.8cm" svg:x2="8.08cm" svg:y2="5.088cm"><text:p/></draw:line><draw:line text:anchor-type="paragraph" draw:z-index="14" draw:style-name="gr5" draw:text-style-name="P6" svg:x1="8.345cm" svg:y1="0.434cm" svg:x2="8.345cm" svg:y2="4.8cm"><text:p/></draw:line><draw:line text:anchor-type="paragraph" draw:z-index="11" draw:style-name="gr5" draw:text-style-name="P6" svg:x1="0.187cm" svg:y1="2.177cm" svg:x2="8.08cm" svg:y2="2.177cm"><text:p/></draw:line><draw:line text:anchor-type="paragraph" draw:z-index="10" draw:style-name="gr5" draw:text-style-name="P6" svg:x1="0.187cm" svg:y1="4.138cm" svg:x2="8.08cm" svg:y2="4.138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text:soft-page-break/>Exercice 2</text:p>
      <text:p text:style-name="P3"/>
      <text:p text:style-name="P4">1- Décrire la structure intermédiaire à utiliser pour réaliser ce programme.)</text:p>
      <text:p text:style-name="P4"/>
      <text:p text:style-name="P2">Ici la structure intermédiaire à employer est la file d'attente puisqu'elle semble permettre de tester un ensemble plusieurs fois.Jusqu'à ce qu'une condition soit valide.</text:p>
      <text:p text:style-name="P2"/>
      <text:p text:style-name="P2">Le fait de lire un ficher <text:s/>à l'avantage de nous permettre de mettre en place une file d'attente juste en notant (dans une variable) l'emplacement du début de celle ci dans le fichier.(Soit ici la catégorie/sous catégorie précédente)</text:p>
      <text:p text:style-name="P2"/>
      <text:p text:style-name="P2">Tant que la dernière tache d'une sous-catégorie n'est pas valide on retournera au <text:s/>début de la file d'attente.Si elle est valide on passera à la file d'attente suivante.</text:p>
      <text:p text:style-name="P2"/>
      <text:p text:style-name="P4">2- Donner le diagramme complet du programme utilisant cette structure intermédiaire.)</text:p>
      <text:p text:style-name="P2"><draw:ellipse text:anchor-type="paragraph" draw:z-index="25" draw:style-name="gr12" draw:text-style-name="P6" svg:width="1.962cm" svg:height="0.86cm" svg:x="3.519cm" svg:y="0.018cm"><text:p text:style-name="P6">Début</text:p></draw:ellipse></text:p>
      <text:p text:style-name="P2"><draw:line text:anchor-type="paragraph" draw:z-index="7" draw:style-name="gr2" draw:text-style-name="P6" svg:x1="4.466cm" svg:y1="0.309cm" svg:x2="4.466cm" svg:y2="0.882cm"><text:p/></draw:line></text:p>
      <text:p text:style-name="P2"><draw:rect text:anchor-type="paragraph" draw:z-index="23" draw:style-name="gr10" draw:text-style-name="P6" svg:width="4.619cm" svg:height="1.731cm" svg:x="2.237cm" svg:y="0.071cm"><text:p text:style-name="P6">Lecture du fichier : </text:p><text:p text:style-name="P6">On note l'indice du dernier</text:p><text:p text:style-name="P6">élément</text:p></draw:rect></text:p>
      <text:p text:style-name="P2"/>
      <text:p text:style-name="P2"/>
      <text:p text:style-name="P2"><draw:line text:anchor-type="paragraph" draw:z-index="4" draw:style-name="gr2" draw:text-style-name="P6" svg:x1="4.528cm" svg:y1="0.097cm" svg:x2="4.528cm" svg:y2="1.155cm"><text:p/></draw:line></text:p>
      <text:p text:style-name="P2"><draw:rect text:anchor-type="paragraph" draw:z-index="28" draw:style-name="gr10" draw:text-style-name="P8" svg:width="4.451cm" svg:height="1.412cm" svg:x="2.362cm" svg:y="0.171cm"><text:p text:style-name="P6"><text:span text:style-name="T6">Parcours du fichier</text:span></text:p><text:p text:style-name="P6"><text:span text:style-name="T6">Depuis l'entrée de la</text:span></text:p><text:p text:style-name="P6"><text:span text:style-name="T6">File d'attente</text:span></text:p></draw:rect></text:p>
      <text:p text:style-name="P2"><draw:line text:anchor-type="paragraph" draw:z-index="34" draw:style-name="gr2" draw:text-style-name="P6" svg:x1="1.277cm" svg:y1="8.316cm" svg:x2="1.295cm" svg:y2="0.326cm"><text:p/></draw:line><draw:line text:anchor-type="paragraph" draw:z-index="35" draw:style-name="gr2" draw:text-style-name="P6" svg:x1="1.295cm" svg:y1="0.326cm" svg:x2="2.362cm" svg:y2="0.326cm"><text:p/></draw:line><draw:custom-shape text:anchor-type="paragraph" draw:z-index="41" draw:style-name="gr14" svg:width="0.805cm" svg:height="0.421cm" svg:x="1.558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line text:anchor-type="paragraph" draw:z-index="5" draw:style-name="gr2" draw:text-style-name="P6" svg:x1="4.503cm" svg:y1="0.826cm" svg:x2="4.503cm" svg:y2="0.196cm"><text:p/></draw:line></text:p>
      <text:p text:style-name="P2"><draw:custom-shape text:anchor-type="paragraph" draw:z-index="27" draw:style-name="gr8" draw:text-style-name="P8" svg:width="3.343cm" svg:height="3.008cm" svg:x="2.861cm" svg:y="0.258cm"><text:p text:style-name="P6"><text:span text:style-name="T6"/></text:p><text:p text:style-name="P6"><text:span text:style-name="T6">Tache Actuelle</text:span></text:p><text:p text:style-name="P6"><text:span text:style-name="T6">Valide ?</text:span></text:p><draw:enhanced-geometry svg:viewBox="0 0 21600 21600" draw:glue-points="10800 0 0 10800 10800 21600 21600 10800" draw:text-areas="5400 5400 16200 16200" draw:type="diamond" draw:enhanced-path="M 10800 0 L 21600 10800 10800 21600 0 10800 10800 0 Z N"/></draw:custom-shape></text:p>
      <text:p text:style-name="P2"/>
      <text:p text:style-name="P2"/>
      <text:p text:style-name="P2"><draw:line text:anchor-type="paragraph" draw:z-index="3" draw:style-name="gr2" draw:text-style-name="P6" svg:x1="6.204cm" svg:y1="0.079cm" svg:x2="6.204cm" svg:y2="1.561cm"><text:p/></draw:line><draw:frame text:anchor-type="paragraph" draw:z-index="30" draw:style-name="gr11" svg:width="0.913cm" svg:height="0.489cm" svg:x="6.278cm" svg:y="0.508cm"><draw:text-box><text:p>oui</text:p></draw:text-box></draw:frame><draw:line text:anchor-type="paragraph" draw:z-index="33" draw:style-name="gr2" draw:text-style-name="P6" svg:x1="2.861cm" svg:y1="0.079cm" svg:x2="1.295cm" svg:y2="0.079cm"><text:p/></draw:line><draw:frame text:anchor-type="paragraph" draw:z-index="36" draw:style-name="gr13" svg:width="0.989cm" svg:height="0.512cm" svg:x="2.173cm" svg:y="0.079cm"><draw:text-box><text:p>non</text:p></draw:text-box></draw:frame></text:p>
      <text:p text:style-name="P2"/>
      <text:p text:style-name="P2"><draw:custom-shape text:anchor-type="paragraph" draw:z-index="29" draw:style-name="gr8" draw:text-style-name="P8" svg:width="3.343cm" svg:height="3.008cm" svg:x="4.521cm" svg:y="0.258cm"><text:p text:style-name="P6"><text:span text:style-name="T6">La ligne </text:span></text:p><text:p text:style-name="P6"><text:span text:style-name="T6">actuelle est elle une</text:span></text:p><text:p text:style-name="P6"><text:span text:style-name="T6">Catégorie ?</text:span></text:p><draw:enhanced-geometry svg:viewBox="0 0 21600 21600" draw:glue-points="10800 0 0 10800 10800 21600 21600 10800" draw:text-areas="5400 5400 16200 16200" draw:type="diamond" draw:enhanced-path="M 10800 0 L 21600 10800 10800 21600 0 10800 10800 0 Z N"/></draw:custom-shape></text:p>
      <text:p text:style-name="P2"><draw:rect text:anchor-type="paragraph" draw:z-index="31" draw:style-name="gr10" draw:text-style-name="P8" svg:width="4.093cm" svg:height="1.553cm" svg:x="8.791cm" svg:y="0.298cm"><text:p text:style-name="P6"><text:span text:style-name="T6">La nouvelle entrée de file</text:span></text:p><text:p text:style-name="P6"><text:span text:style-name="T6">d'attente devient </text:span></text:p><text:p text:style-name="P6"><text:span text:style-name="T6">la ligne actuelle</text:span></text:p></draw:rect></text:p>
      <text:p text:style-name="P2"/>
      <text:p text:style-name="P2"><draw:line text:anchor-type="paragraph" draw:z-index="2" draw:style-name="gr2" draw:text-style-name="P6" svg:x1="7.863cm" svg:y1="0.044cm" svg:x2="8.914cm" svg:y2="0.044cm"><text:p/></draw:line><draw:line text:anchor-type="paragraph" draw:z-index="37" draw:style-name="gr2" draw:text-style-name="P6" svg:x1="4.521cm" svg:y1="0.062cm" svg:x2="1.295cm" svg:y2="0.062cm"><text:p/></draw:line><draw:frame text:anchor-type="paragraph" draw:z-index="40" draw:style-name="gr11" svg:width="0.706cm" svg:height="0.489cm" svg:x="3.888cm" svg:y="0.062cm"><draw:text-box><text:p>non</text:p></draw:text-box></draw:frame><draw:frame text:anchor-type="paragraph" draw:z-index="32" draw:style-name="gr11" svg:width="0.653cm" svg:height="0.489cm" svg:x="8.033cm" svg:y="0.044cm"><draw:text-box><text:p>oui</text:p></draw:text-box></draw:frame></text:p>
      <text:p text:style-name="P2"><draw:line text:anchor-type="paragraph" draw:z-index="1" draw:style-name="gr2" draw:text-style-name="P6" svg:x1="10.767cm" svg:y1="0.55cm" svg:x2="10.767cm" svg:y2="0.058cm"><text:p/></draw:line><draw:custom-shape text:anchor-type="paragraph" draw:z-index="20" draw:style-name="gr8" draw:text-style-name="P8" svg:width="3.343cm" svg:height="3.008cm" svg:x="9.112cm" svg:y="0.55cm"><text:p text:style-name="P6"><text:span text:style-name="T6"/></text:p><text:p text:style-name="P6"><text:span text:style-name="T6">Dernière tache</text:span></text:p><text:p text:style-name="P6"><text:span text:style-name="T6">Valide ?</text:span></text:p><draw:enhanced-geometry svg:viewBox="0 0 21600 21600" draw:glue-points="10800 0 0 10800 10800 21600 21600 10800" draw:text-areas="5400 5400 16200 16200" draw:type="diamond" draw:enhanced-path="M 10800 0 L 21600 10800 10800 21600 0 10800 10800 0 Z N"/></draw:custom-shape></text:p>
      <text:p text:style-name="P2"><draw:frame text:anchor-type="paragraph" draw:z-index="39" draw:style-name="gr11" svg:width="0.671cm" svg:height="0.489cm" svg:x="8.442cm" svg:y="1.501cm"><draw:text-box><text:p>non</text:p></draw:text-box></draw:frame><draw:line text:anchor-type="paragraph" draw:z-index="38" draw:style-name="gr2" draw:text-style-name="P6" svg:x1="1.277cm" svg:y1="1.501cm" svg:x2="9.112cm" svg:y2="1.501cm"><text:p/></draw:line><draw:line text:anchor-type="paragraph" draw:z-index="6" draw:style-name="gr2" draw:text-style-name="P6" svg:x1="10.802cm" svg:y1="4.821cm" svg:x2="10.802cm" svg:y2="5.638cm"><text:p/></draw:line><draw:rect text:anchor-type="paragraph" draw:z-index="26" draw:style-name="gr10" draw:text-style-name="P6" svg:width="5.1cm" svg:height="1.204cm" svg:x="8.253cm" svg:y="3.618cm"><text:p text:style-name="P6">Afficher que le check-up</text:p><text:p text:style-name="P6">est terminé</text:p></draw:rect><draw:frame text:anchor-type="paragraph" draw:z-index="24" draw:style-name="gr11" svg:width="1.138cm" svg:height="0.489cm" svg:x="10.956cm" svg:y="2.99cm"><draw:text-box><text:p>oui</text:p></draw:text-box></draw:frame><draw:rect text:anchor-type="paragraph" draw:z-index="22" draw:style-name="gr9" draw:text-style-name="P6" svg:width="2.07cm" svg:height="0.819cm" svg:x="9.689cm" svg:y="5.299cm"><text:p text:style-name="P6">Succés</text:p></draw:rect><draw:line text:anchor-type="paragraph" draw:z-index="21" draw:style-name="gr2" draw:text-style-name="P6" svg:x1="10.797cm" svg:y1="2.99cm" svg:x2="10.788cm" svg:y2="3.863cm"><text:p/></draw:line></text:p>
      <text:p text:style-name="P2"/>
      <text:p text:style-name="P2"/>
      <text:p text:style-name="P2"/>
      <text:p text:style-name="P2"/>
      <text:p text:style-name="P2"/>
      <text:p text:style-name="P2"/>
      <text:p text:style-name="P2"/>
      <text:p text:style-name="P2"/>
      <text:p text:style-name="P2"/>
      <text:p text:style-name="P3"><text:soft-page-break/>Exercice 3</text:p>
      <text:p text:style-name="P3"/>
      <text:p text:style-name="P2">Dans les avions de notre compagnie, l’affectation des sièges se fait « premier arrivé premier servi ». </text:p>
      <text:p text:style-name="P2"/>
      <text:p text:style-name="P4">1- Donner la structure intermédiaire à utiliser dans ce cas pour simuler notre salle d’attente ?)</text:p>
      <text:p text:style-name="P4"/>
      <text:p text:style-name="P2">Ici la file d'attente est clairement conseillée <text:s/>« premier arrivé premier servi » ce qui correspond au modèle FIFO « first in first out ».</text:p>
      <text:p text:style-name="P2"/>
      <text:p text:style-name="P4">2- <text:span text:style-name="T2">A partir de la modélisation de la structure nécessaire, </text:span>proposer le diagramme d’une </text:p>
      <text:p text:style-name="P2"><text:span text:style-name="T3">implémentation</text:span> qui, à chaque temps, choisi 2 entiers au hasard représentant le nombre de passagers entrants et sortants de notre salle d’attente (on générera les nombres aléatoirement, ou en les lisant dans une liste). On gérera les cas de salle pleine ou vide.)</text:p>
      <text:p text:style-name="P4"/>
      <text:p text:style-name="P4"><draw:rect text:anchor-type="paragraph" draw:z-index="43" draw:style-name="gr10" draw:text-style-name="P6" svg:width="5.16cm" svg:height="1.165cm" svg:x="5.775cm" svg:y="2.822cm"><text:p text:style-name="P6">Tirer deux entiers au hasard</text:p></draw:rect><draw:custom-shape text:anchor-type="paragraph" draw:z-index="44" draw:style-name="gr8" draw:text-style-name="P6" svg:width="4.234cm" svg:height="4.34cm" svg:x="3.632cm" svg:y="5.812cm"><text:p text:style-name="P6">Nombre de places</text:p><text:p text:style-name="P6">Suffisant ?</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rect text:anchor-type="paragraph" draw:z-index="45" draw:style-name="gr15" draw:text-style-name="P6" svg:width="2.752cm" svg:height="0.742cm" svg:x="4.24cm" svg:y="3.986cm"><text:p text:style-name="P6"># Entrées</text:p></draw:rect><draw:rect text:anchor-type="paragraph" draw:z-index="46" draw:style-name="gr15" draw:text-style-name="P6" svg:width="2.752cm" svg:height="0.742cm" svg:x="9.479cm" svg:y="3.986cm"><text:p text:style-name="P6"># Sorties</text:p></draw:rect><draw:custom-shape text:anchor-type="paragraph" draw:z-index="47" draw:style-name="gr8" draw:text-style-name="P6" svg:width="4.261cm" svg:height="4.313cm" svg:x="8.871cm" svg:y="5.812cm"><text:p text:style-name="P6">Nombre de</text:p><text:p text:style-name="P6"><text:s/>Passagers suffisant ?</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8" draw:style-name="gr2" draw:text-style-name="P6" svg:x1="8.262cm" svg:y1="1.91cm" svg:x2="8.262cm" svg:y2="2.822cm"><text:p/></draw:line><draw:rect text:anchor-type="paragraph" draw:z-index="0" draw:style-name="gr1" draw:text-style-name="P6" svg:width="13.831cm" svg:height="5.206cm" svg:x="2.184cm" svg:y="5.309cm"><text:p/></draw:rect><draw:frame text:anchor-type="paragraph" draw:z-index="49" draw:style-name="gr16" svg:width="4.208cm" svg:height="0.976cm" svg:x="6.369cm" svg:y="5.526cm"><draw:text-box><text:p>Dans la file d'attente:</text:p></draw:text-box></draw:frame><draw:line text:anchor-type="paragraph" draw:z-index="50" draw:style-name="gr2" draw:text-style-name="P6" svg:x1="5.747cm" svg:y1="5.812cm" svg:x2="5.747cm" svg:y2="4.727cm"><text:p/></draw:line><draw:line text:anchor-type="paragraph" draw:z-index="51" draw:style-name="gr2" draw:text-style-name="P6" svg:x1="10.989cm" svg:y1="5.812cm" svg:x2="10.989cm" svg:y2="4.727cm"><text:p/></draw:line><draw:custom-shape text:anchor-type="paragraph" draw:z-index="52" draw:style-name="gr8" draw:text-style-name="P6" svg:width="4.072cm" svg:height="4.34cm" svg:x="6.325cm" svg:y="8.839cm"><text:p text:style-name="P6">Les deux sont oui ?</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rect text:anchor-type="paragraph" draw:z-index="53" draw:style-name="gr17" draw:text-style-name="P6" svg:width="4.631cm" svg:height="1.112cm" svg:x="6.145cm" svg:y="13.601cm"><text:p text:style-name="P6">Fin de l'étape actuelle</text:p></draw:rect><draw:rect text:anchor-type="paragraph" draw:z-index="42" draw:style-name="gr10" draw:text-style-name="P6" svg:width="5.054cm" svg:height="1.668cm" svg:x="5.828cm" svg:y="0.243cm"><text:p text:style-name="P6">Initialisation de la file,</text:p><text:p text:style-name="P6">Initialisation des variables</text:p></draw:rect><draw:line text:anchor-type="paragraph" draw:z-index="54" draw:style-name="gr18" draw:text-style-name="P6" svg:x1="10.776cm" svg:y1="14.183cm" svg:x2="16.65cm" svg:y2="14.183cm"><text:p/></draw:line><draw:line text:anchor-type="paragraph" draw:z-index="55" draw:style-name="gr18" draw:text-style-name="P6" svg:x1="16.649cm" svg:y1="14.184cm" svg:x2="16.649cm" svg:y2="2.304cm"><text:p/></draw:line><draw:line text:anchor-type="paragraph" draw:z-index="56" draw:style-name="gr18" draw:text-style-name="P6" svg:x1="16.649cm" svg:y1="2.304cm" svg:x2="8.262cm" svg:y2="2.304cm"><text:p/></draw:line><draw:frame text:anchor-type="paragraph" draw:z-index="57" draw:style-name="gr16" svg:width="2.858cm" svg:height="0.976cm" svg:x="11.093cm" svg:y="13.734cm"><draw:text-box><text:p>Si on continue :</text:p></draw:text-box></draw:frame><draw:line text:anchor-type="paragraph" draw:z-index="58" draw:style-name="gr2" draw:text-style-name="P6" svg:x1="8.368cm" svg:y1="13.178cm" svg:x2="8.368cm" svg:y2="13.601cm"><text:p/></draw:line><draw:frame text:anchor-type="paragraph" draw:z-index="59" draw:style-name="gr11" svg:width="1.086cm" svg:height="0.489cm" svg:x="8.527cm" svg:y="13.113cm"><draw:text-box><text:p>Oui</text:p></draw:text-box></draw:frame><draw:line text:anchor-type="paragraph" draw:z-index="60" draw:style-name="gr2" draw:text-style-name="P6" svg:x1="5.749cm" svg:y1="10.151cm" svg:x2="5.749cm" svg:y2="11.035cm"><text:p/></draw:line><draw:line text:anchor-type="paragraph" draw:z-index="61" draw:style-name="gr2" draw:text-style-name="P6" svg:x1="5.749cm" svg:y1="11.035cm" svg:x2="6.326cm" svg:y2="11.035cm"><text:p/></draw:line><draw:line text:anchor-type="paragraph" draw:z-index="62" draw:style-name="gr2" draw:text-style-name="P6" svg:x1="11.04cm" svg:y1="10.125cm" svg:x2="11.04cm" svg:y2="11.025cm"><text:p/></draw:line><draw:line text:anchor-type="paragraph" draw:z-index="63" draw:style-name="gr2" draw:text-style-name="P6" svg:x1="11.04cm" svg:y1="11.024cm" svg:x2="10.396cm" svg:y2="11.024cm"><text:p/></draw:line><draw:line text:anchor-type="paragraph" draw:z-index="64" draw:style-name="gr2" draw:text-style-name="P6" svg:x1="3.631cm" svg:y1="7.985cm" svg:x2="3.014cm" svg:y2="7.985cm"><text:p/></draw:line><draw:line text:anchor-type="paragraph" draw:z-index="65" draw:style-name="gr2" draw:text-style-name="P6" svg:x1="13.13cm" svg:y1="7.96cm" svg:x2="13.767cm" svg:y2="7.96cm"><text:p/></draw:line><draw:line text:anchor-type="paragraph" draw:z-index="66" draw:style-name="gr2" draw:text-style-name="P6" svg:x1="3.014cm" svg:y1="7.985cm" svg:x2="3.014cm" svg:y2="3.32cm"><text:p/></draw:line><draw:line text:anchor-type="paragraph" draw:z-index="67" draw:style-name="gr2" draw:text-style-name="P6" svg:x1="3.014cm" svg:y1="3.32cm" svg:x2="5.18cm" svg:y2="3.32cm"><text:p/></draw:line><draw:line text:anchor-type="paragraph" draw:z-index="68" draw:style-name="gr2" draw:text-style-name="P6" svg:x1="5.181cm" svg:y1="3.32cm" svg:x2="5.181cm" svg:y2="3.987cm"><text:p/></draw:line><draw:line text:anchor-type="paragraph" draw:z-index="69" draw:style-name="gr2" draw:text-style-name="P6" svg:x1="13.767cm" svg:y1="7.96cm" svg:x2="13.767cm" svg:y2="3.295cm"><text:p/></draw:line><draw:line text:anchor-type="paragraph" draw:z-index="70" draw:style-name="gr2" draw:text-style-name="P6" svg:x1="13.768cm" svg:y1="3.295cm" svg:x2="11.531cm" svg:y2="3.295cm"><text:p/></draw:line><draw:line text:anchor-type="paragraph" draw:z-index="71" draw:style-name="gr2" draw:text-style-name="P6" svg:x1="11.531cm" svg:y1="3.295cm" svg:x2="11.531cm" svg:y2="3.986cm"><text:p/></draw:line><draw:rect text:anchor-type="paragraph" draw:z-index="72" draw:style-name="gr19" draw:text-style-name="P6" svg:width="5.338cm" svg:height="1.331cm" svg:x="5.756cm" svg:y="14.709cm"><text:p text:style-name="P6">Impression des changements</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s Chatelain</meta:initial-creator>
    <meta:creation-date>2021-03-09T14:41:33.59</meta:creation-date>
    <dc:date>2021-03-29T21:37:42.49</dc:date>
    <dc:creator>Mathis Chatelain</dc:creator>
    <meta:editing-duration>PT18H19M27S</meta:editing-duration>
    <meta:editing-cycles>9</meta:editing-cycles>
    <meta:generator>OpenOffice/4.1.9$Win32 OpenOffice.org_project/419m1$Build-9805</meta:generator>
    <meta:document-statistic meta:table-count="0" meta:image-count="0" meta:object-count="0" meta:page-count="3" meta:paragraph-count="19" meta:word-count="306" meta:character-count="1881"/>
  </office:meta>
</office:document-meta>
</file>